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color="#3465a4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UD 5 - Boletín 1</text:span><text:line-break/>1. Diseñar una clase Temperatura que permita convertir una temperatura dada en grados<text:line-break/>Celsius a Fahrenheit y Kelvin.<text:line-break/>La clase debe:<text:line-break/>• Tener un atributo privado:<text:line-break/>• celsius de tipo double. que almacena la temperatura en grados Celsius.<text:line-break/>• Incluir:<text:line-break/>• Un constructor que reciba como parámetro el valor en Celsius e inicialice el atributo.<text:line-break/>• Un método getCelsius( ) que devuelva el valor almacenado en Celsius.<text:line-break/>• Un método setcelsius(double c) que permita moditicar la temperatura en Celsius.<text:line-break/>• Un método aFahrenheit ( ) sin parámetros, que devuelva un double con la conversión de la temperatura almacenada a Fahrenheit.<text:line-break/>• Un método aKelvin ( ) sin parámetros, que devuelva un doub le con la conversión de la temperatura almacenada a Kelvin.<text:line-break/>• Un método mostrar Conversiones() sin parámetros ni valor de retorno, que imprima por pantalla la temperatura en Celsius, su equivalente en<text:line-break/>Fahrenheit y en Kelvin.</text:p>
      <text:p text:style-name="Standard">A continuación, escribir una clase Principal (con el método main) que:<text:line-break/>Pida al usuario una temperatura en grados Celsius<text:line-break/>• Cree un objeto de la clase Temperatura usando el valor introducido.<text:line-break/>• Llame al método mostrarConversiones() del objeto creado para mostrar por pantalla las conversiones a Fahrenheit y Kelvin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6T15:14:55.258038991</meta:creation-date>
    <dc:date>2025-12-16T16:33:22.398357426</dc:date>
    <meta:editing-duration>PT1H8M9S</meta:editing-duration>
    <meta:editing-cycles>1</meta:editing-cycles>
    <meta:document-statistic meta:table-count="0" meta:image-count="0" meta:object-count="0" meta:page-count="1" meta:paragraph-count="2" meta:word-count="202" meta:character-count="1231" meta:non-whitespace-character-count="1031"/>
    <meta:generator>LibreOffice/24.2.7.2$Linux_X86_64 LibreOffice_project/420$Build-2</meta:generator>
  </office:meta>
</office:document-meta>
</file>